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5cm" fo:min-width="4.5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0.85cm" fo:min-width="4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8.8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fill="solid" draw:fill-color="#ffffcc" draw:textarea-vertical-align="midd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0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9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9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4.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9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8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4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419cm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0.85cm" fo:min-width="4.4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5cm" svg:height="1.1cm" svg:x="1.1cm" svg:y="4cm">
          <text:p text:style-name="P1">トップページ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cm" svg:height="1.1cm" svg:x="7.4cm" svg:y="4cm">
          <text:p text:style-name="P1"><text:span text:style-name="T1">投稿写真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9.395cm" svg:height="0.798cm" svg:x="10.6cm" svg:y="5.602cm">
          <draw:text-box>
            <text:p><text:span text:style-name="T1">■</text:span><text:span text:style-name="T1">写真</text:span><text:span text:style-name="T1">(Instagram</text:span><text:span text:style-name="T1">サイトへのリンク付き</text:span><text:span text:style-name="T1">)</text:span></text:p>
          </draw:text-box>
        </draw:frame>
        <draw:frame draw:style-name="gr4" draw:text-style-name="P3" xml:id="id4" draw:id="id4" draw:layer="layout" svg:width="4.1cm" svg:height="0.9cm" svg:x="10.6cm" svg:y="6.6cm">
          <draw:text-box>
            <text:p><text:span text:style-name="T1">■</text:span><text:span text:style-name="T1">キャプション</text:span></text:p>
          </draw:text-box>
        </draw:frame>
        <draw:connector draw:style-name="gr5" draw:text-style-name="P2" draw:layer="layout" svg:x1="6.1cm" svg:y1="4.55cm" svg:x2="7.4cm" svg:y2="4.55cm" draw:start-shape="id1" draw:start-glue-point="1" draw:end-shape="id2" draw:end-glue-point="3" svg:d="M6100 4550h1300" svg:viewBox="0 0 1301 1">
          <text:p/>
        </draw:connector>
        <draw:connector draw:style-name="gr5" draw:text-style-name="P2" draw:layer="layout" svg:x1="19.995cm" svg:y1="6.001cm" svg:x2="19.995cm" svg:y2="6.001cm" draw:start-shape="id3" draw:end-shape="id3" svg:d="M19995 6001z" svg:viewBox="0 0 1 1">
          <text:p/>
        </draw:connector>
        <draw:connector draw:style-name="gr5" draw:text-style-name="P2" draw:layer="layout" svg:x1="9.85cm" svg:y1="5.1cm" svg:x2="10.6cm" svg:y2="7.05cm" draw:start-shape="id2" draw:start-glue-point="2" draw:end-shape="id4" draw:end-glue-point="3" svg:d="M9850 5100v1950h750" svg:viewBox="0 0 751 1951">
          <text:p/>
        </draw:connector>
        <draw:connector draw:style-name="gr5" draw:text-style-name="P2" draw:layer="layout" svg:x1="9.85cm" svg:y1="5.1cm" svg:x2="10.6cm" svg:y2="6.001cm" draw:start-shape="id2" draw:start-glue-point="2" draw:end-shape="id3" svg:d="M9850 5100v901h750" svg:viewBox="0 0 751 902">
          <text:p/>
        </draw:connector>
        <draw:custom-shape draw:style-name="gr2" draw:text-style-name="P2" xml:id="id5" draw:id="id5" draw:layer="layout" svg:width="4.9cm" svg:height="1.1cm" svg:x="7.375cm" svg:y="8.4cm"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9cm" svg:height="1.1cm" svg:x="7.4cm" svg:y="14.1cm">
          <text:p text:style-name="P1"><text:span text:style-name="T1">ページの先頭へ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6.1cm" svg:y1="4.55cm" svg:x2="7.375cm" svg:y2="8.95cm" draw:start-shape="id1" draw:start-glue-point="1" draw:end-shape="id5" draw:end-glue-point="3" svg:d="M6100 4550h638v4400h637" svg:viewBox="0 0 1276 4401">
          <text:p/>
        </draw:connector>
        <draw:connector draw:style-name="gr5" draw:text-style-name="P2" draw:layer="layout" svg:x1="6.1cm" svg:y1="4.55cm" svg:x2="7.4cm" svg:y2="14.65cm" draw:start-shape="id1" draw:start-glue-point="1" draw:end-shape="id6" draw:end-glue-point="3" svg:d="M6100 4550h650v10100h650" svg:viewBox="0 0 1301 10101">
          <text:p/>
        </draw:connector>
        <draw:custom-shape draw:style-name="gr6" draw:text-style-name="P1" draw:layer="layout" svg:width="0.9cm" svg:height="0.8cm" svg:x="13.9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442cm" svg:height="0.742cm" svg:x="14.858cm" svg:y="1.958cm">
          <draw:text-box>
            <text:p><text:span text:style-name="T1">部分は第２次改修以降</text:span></text:p>
          </draw:text-box>
        </draw:frame>
        <draw:frame draw:style-name="gr8" xml:id="id7" draw:id="id7" draw:layer="layout" svg:width="5.412cm" svg:height="0.886cm" svg:x="10.355cm" svg:y="10.165cm">
          <draw:text-box>
            <text:p><text:span text:style-name="T1">■</text:span><text:span text:style-name="T1">サイトに関する説明</text:span>︎</text:p>
          </draw:text-box>
        </draw:frame>
        <draw:frame draw:style-name="gr9" xml:id="id8" draw:id="id8" draw:layer="layout" svg:width="2.974cm" svg:height="0.886cm" svg:x="10.326cm" svg:y="11.414cm">
          <draw:text-box>
            <text:p><text:span text:style-name="T1">■</text:span><text:span text:style-name="T1">自己紹介</text:span>︎</text:p>
          </draw:text-box>
        </draw:frame>
        <draw:frame draw:style-name="gr10" xml:id="id9" draw:id="id9" draw:layer="layout" svg:width="4.2cm" svg:height="1.081cm" svg:x="10.5cm" svg:y="12.619cm">
          <draw:text-box>
            <text:p><text:span text:style-name="T1">■</text:span><text:span text:style-name="T1">問い合わせ先</text:span>︎</text:p>
          </draw:text-box>
        </draw:frame>
        <draw:connector draw:style-name="gr11" draw:text-style-name="P1" draw:layer="layout" svg:x1="9.825cm" svg:y1="9.5cm" svg:x2="10.355cm" svg:y2="10.608cm" draw:start-shape="id5" draw:start-glue-point="2" draw:end-shape="id7" draw:end-glue-point="3" svg:d="M9825 9500v1108h530" svg:viewBox="0 0 531 1109">
          <text:p/>
        </draw:connector>
        <draw:connector draw:style-name="gr11" draw:text-style-name="P1" draw:layer="layout" svg:x1="9.825cm" svg:y1="9.5cm" svg:x2="10.326cm" svg:y2="11.857cm" draw:start-shape="id5" draw:start-glue-point="2" draw:end-shape="id8" draw:end-glue-point="3" svg:d="M9825 9500v2357h501" svg:viewBox="0 0 502 2358">
          <text:p/>
        </draw:connector>
        <draw:connector draw:style-name="gr11" draw:text-style-name="P1" draw:layer="layout" svg:x1="9.825cm" svg:y1="9.5cm" svg:x2="10.5cm" svg:y2="13.159cm" draw:start-shape="id5" draw:start-glue-point="2" draw:end-shape="id9" draw:end-glue-point="3" svg:d="M9825 9500v3659h675" svg:viewBox="0 0 676 3660">
          <text:p/>
        </draw:connector>
        <draw:custom-shape draw:style-name="gr12" draw:text-style-name="P2" xml:id="id10" draw:id="id10" draw:layer="layout" svg:width="4.9cm" svg:height="1cm" svg:x="7.4cm" svg:y="16.5cm">
          <text:p text:style-name="P1"><text:span text:style-name="T1">お問い合わせフォーム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0.8cm" svg:x="13.9cm" svg:y="1.9cm">
          <text:p/>
          <draw:enhanced-geometry svg:viewBox="0 0 21600 21600" draw:type="rectangle" draw:enhanced-path="M 0 0 L 21600 0 21600 21600 0 21600 0 0 Z N"/>
        </draw:custom-shape>
        <draw:frame draw:style-name="gr13" xml:id="id11" draw:id="id11" draw:layer="layout" svg:width="2.479cm" svg:height="0.742cm" svg:x="10.7cm" svg:y="18.258cm">
          <draw:text-box>
            <text:p><text:span text:style-name="T1">■</text:span><text:span text:style-name="T1">お名前</text:span></text:p>
          </draw:text-box>
        </draw:frame>
        <draw:frame draw:style-name="gr14" xml:id="id12" draw:id="id12" draw:layer="layout" svg:width="4.379cm" svg:height="0.742cm" svg:x="10.521cm" svg:y="19.558cm">
          <draw:text-box>
            <text:p><text:span text:style-name="T1">■</text:span><text:span text:style-name="T1">メールアドレス</text:span></text:p>
          </draw:text-box>
        </draw:frame>
        <draw:frame draw:style-name="gr15" xml:id="id14" draw:id="id14" draw:layer="layout" svg:width="4.951cm" svg:height="0.742cm" svg:x="10.349cm" svg:y="22.558cm">
          <draw:text-box>
            <text:p><text:span text:style-name="T1">■</text:span><text:span text:style-name="T1">お問い合わせ内容</text:span></text:p>
          </draw:text-box>
        </draw:frame>
        <draw:frame draw:style-name="gr16" xml:id="id13" draw:id="id13" draw:layer="layout" svg:width="2.919cm" svg:height="0.742cm" svg:x="10.4cm" svg:y="21.1cm">
          <draw:text-box>
            <text:p><text:span text:style-name="T1">■</text:span><text:span text:style-name="T1">タイトル</text:span></text:p>
          </draw:text-box>
        </draw:frame>
        <draw:connector draw:style-name="gr11" draw:text-style-name="P1" draw:layer="layout" svg:x1="6.1cm" svg:y1="4.55cm" svg:x2="7.4cm" svg:y2="17cm" draw:start-shape="id1" draw:start-glue-point="1" draw:end-shape="id10" draw:end-glue-point="3" svg:d="M6100 4550h650v12450h650" svg:viewBox="0 0 1301 12451">
          <text:p/>
        </draw:connector>
        <draw:connector draw:style-name="gr11" draw:text-style-name="P1" draw:layer="layout" svg:x1="9.85cm" svg:y1="17.5cm" svg:x2="10.7cm" svg:y2="18.629cm" draw:start-shape="id10" draw:start-glue-point="2" draw:end-shape="id11" draw:end-glue-point="3" svg:d="M9850 17500v1129h850" svg:viewBox="0 0 851 1130">
          <text:p/>
        </draw:connector>
        <draw:connector draw:style-name="gr11" draw:text-style-name="P1" draw:layer="layout" svg:x1="9.85cm" svg:y1="17.5cm" svg:x2="10.521cm" svg:y2="19.929cm" draw:start-shape="id10" draw:start-glue-point="2" draw:end-shape="id12" draw:end-glue-point="3" svg:d="M9850 17500v2429h671" svg:viewBox="0 0 672 2430">
          <text:p/>
        </draw:connector>
        <draw:connector draw:style-name="gr11" draw:text-style-name="P1" draw:layer="layout" svg:x1="9.85cm" svg:y1="17.5cm" svg:x2="10.4cm" svg:y2="21.471cm" draw:start-shape="id10" draw:start-glue-point="2" draw:end-shape="id13" draw:end-glue-point="3" svg:d="M9850 17500v3971h550" svg:viewBox="0 0 551 3972">
          <text:p/>
        </draw:connector>
        <draw:connector draw:style-name="gr11" draw:text-style-name="P1" draw:layer="layout" svg:x1="9.85cm" svg:y1="17.5cm" svg:x2="10.349cm" svg:y2="22.929cm" draw:start-shape="id10" draw:start-glue-point="2" draw:end-shape="id14" draw:end-glue-point="3" svg:d="M9850 17500v2530h-1v2899h500" svg:viewBox="0 0 501 5430">
          <text:p/>
        </draw:connector>
        <draw:custom-shape draw:style-name="gr17" draw:text-style-name="P2" xml:id="id15" draw:id="id15" draw:layer="layout" svg:width="4.9cm" svg:height="1.1cm" svg:x="7.4cm" svg:y="24.1cm">
          <text:p text:style-name="P1"><text:span text:style-name="T1">検索機能</text:span></text:p>
          <draw:enhanced-geometry svg:viewBox="0 0 21600 21600" draw:type="rectangle" draw:enhanced-path="M 0 0 L 21600 0 21600 21600 0 21600 0 0 Z N"/>
        </draw:custom-shape>
        <draw:frame draw:style-name="gr18" xml:id="id16" draw:id="id16" draw:layer="layout" svg:width="6cm" svg:height="0.9cm" svg:x="10.313cm" svg:y="25.988cm">
          <draw:text-box>
            <text:p><text:span text:style-name="T1">■</text:span><text:span text:style-name="T1">タグ検索</text:span></text:p>
          </draw:text-box>
        </draw:frame>
        <draw:frame draw:style-name="gr18" xml:id="id17" draw:id="id17" draw:layer="layout" svg:width="6cm" svg:height="0.9cm" svg:x="10.4cm" svg:y="27.4cm">
          <draw:text-box>
            <text:p><text:span text:style-name="T1">■</text:span><text:span text:style-name="T1">キーワード検索</text:span></text:p>
          </draw:text-box>
        </draw:frame>
        <draw:connector draw:style-name="gr11" draw:text-style-name="P1" draw:layer="layout" svg:x1="9.85cm" svg:y1="25.2cm" svg:x2="10.313cm" svg:y2="26.438cm" draw:start-shape="id15" draw:start-glue-point="2" draw:end-shape="id16" draw:end-glue-point="3" svg:d="M9850 25200v1238h463" svg:viewBox="0 0 464 1239">
          <text:p/>
        </draw:connector>
        <draw:connector draw:style-name="gr11" draw:text-style-name="P1" draw:layer="layout" svg:x1="9.85cm" svg:y1="25.2cm" svg:x2="10.4cm" svg:y2="27.85cm" draw:start-shape="id15" draw:start-glue-point="2" draw:end-shape="id17" draw:end-glue-point="3" svg:d="M9850 25200v2650h550" svg:viewBox="0 0 551 2651">
          <text:p/>
        </draw:connector>
        <draw:connector draw:style-name="gr11" draw:text-style-name="P1" draw:layer="layout" svg:x1="6.1cm" svg:y1="4.55cm" svg:x2="7.4cm" svg:y2="24.65cm" draw:start-shape="id1" draw:start-glue-point="1" draw:end-shape="id15" draw:end-glue-point="3" svg:d="M6100 4550h650v20100h650" svg:viewBox="0 0 1301 20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1:54:06.236713000</meta:creation-date>
    <meta:generator>LibreOffice/4.3.6.2$MacOSX_X86_64 LibreOffice_project/d50a87b2e514536ed401c18000dad4660b6a169e</meta:generator>
    <dc:date>2015-05-26T15:19:03.843133000</dc:date>
    <meta:editing-duration>PT2H34M9S</meta:editing-duration>
    <meta:editing-cycles>16</meta:editing-cycles>
    <meta:document-statistic meta:object-count="37"/>
  </office:meta>
</office:document-meta>
</file>